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fferingClientHttpResponseWrapper.getStatu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ingClientHttpResponseWrapp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ingClientHttpResponseWrapper.getRaw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ingClientHttpResponseWrapper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ingClientHttpResponseWrapper.BufferingClientHttpResponseWrapper( Client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fferingClientHttpResponseWrapper.getBod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fferingClientHttpResponseWrapper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